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miri"/>
    </style:style>
    <style:style style:name="P2" style:family="paragraph" style:parent-style-name="Standard">
      <style:text-properties style:font-name="Amiri"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Standard">
      <style:text-properties fo:color="#c9211e" style:font-name="Amiri"/>
    </style:style>
    <style:style style:name="P5" style:family="paragraph" style:parent-style-name="Standard">
      <style:text-properties fo:color="#c9211e" style:font-name="Amiri" fo:font-weight="bold" fo:background-color="transparent" style:font-weight-asian="bold" style:font-weight-complex="bold"/>
    </style:style>
    <style:style style:name="T1" style:family="text">
      <style:text-properties officeooo:rsid="000197b1"/>
    </style:style>
    <style:style style:name="T2" style:family="text">
      <style:text-properties style:font-name="Amir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jects and its internal representation in Java Script</text:p>
      <text:p text:style-name="P1"/>
      <text:list xml:id="list307194059" text:style-name="L1">
        <text:list-item>
          <text:p text:style-name="P3"><text:span text:style-name="T2">Objects is one of the main data-type in JavaScript.They can be used to store a collection of properties in the form of strings, number, boolean or functions.</text:span></text:p>
        </text:list-item>
      </text:list>
      <text:p text:style-name="P1">These data are stored in the Object in the form of Key:value pair where the key is a string (usually the property name) and the value can be anything. An object can be compared to a real life object such as a bottle which can have multiple properties such as color, brand, capacity, material and so on.JavaScript’s primitive data-types(Number, String, Boolean, null, undefined and symbol) can take only single value where as Objects can take multiple values. They are quite similar to array in Java Script. The values inside objects are separated by comma and are enclosed in curly braces( {} ).]</text:p>
      <text:p text:style-name="P1"/>
      <text:p text:style-name="P2">Objects can be defined in two ways:</text:p>
      <text:p text:style-name="P1"/>
      <text:p text:style-name="P1">Method 1:</text:p>
      <text:p text:style-name="P1"/>
      <text:p text:style-name="P4">var bottle = new Object();</text:p>
      <text:p text:style-name="P4">bottle.color = “blue”;</text:p>
      <text:p text:style-name="P4">bottle.brand = “cello”;</text:p>
      <text:p text:style-name="P4">bottle.material = “plastic”;</text:p>
      <text:p text:style-name="P4">Method 2:</text:p>
      <text:p text:style-name="P4"/>
      <text:p text:style-name="P4">var bottle = {</text:p>
      <text:p text:style-name="P4">color: “blue”,</text:p>
      <text:p text:style-name="P4">brand: “cello”,</text:p>
      <text:p text:style-name="P4">material: “plastic”</text:p>
      <text:p text:style-name="P4">};</text:p>
      <text:p text:style-name="P1"/>
      <text:p text:style-name="P1"/>
      <text:p text:style-name="P1"/>
      <text:p text:style-name="P1"/>
      <text:p text:style-name="P1"/>
      <text:p text:style-name="P1"><text:soft-page-break/>In order to access a value from the object we use the dot property or the square bracket property.</text:p>
      <text:p text:style-name="P1">Example: To get the color of the bottle we can use:</text:p>
      <text:p text:style-name="P1"/>
      <text:p text:style-name="P5">bottle.color;</text:p>
      <text:p text:style-name="P5">or</text:p>
      <text:p text:style-name="P5">bottle[“color”];</text:p>
      <text:p text:style-name="P1">Similarly new properties can be added to the object using the dot property or square bracket property.</text:p>
      <text:p text:style-name="P1">Example: To add the value of capacity to the bottle we may use:</text:p>
      <text:p text:style-name="P4">bottle.capacity = 1; </text:p>
      <text:p text:style-name="P4">or</text:p>
      <text:p text:style-name="P4">bottle[“capacity”] =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2-08-09T22:37:32.649000000</dc:date>
    <meta:editing-duration>PT20S</meta:editing-duration>
    <meta:editing-cycles>1</meta:editing-cycles>
    <meta:document-statistic meta:table-count="0" meta:image-count="0" meta:object-count="0" meta:page-count="2" meta:paragraph-count="25" meta:word-count="244" meta:character-count="1415" meta:non-whitespace-character-count="1196"/>
  </office:meta>
</office:document-meta>
</file>